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4cm"/>
    </style:style>
    <style:style style:name="co3" style:family="table-column">
      <style:table-column-properties fo:break-before="auto" style:column-width="2.468cm"/>
    </style:style>
    <style:style style:name="ro1" style:family="table-row">
      <style:table-row-properties style:row-height="0.554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87cm" fo:break-before="auto" style:use-optimal-row-height="true"/>
    </style:style>
    <style:style style:name="ta1" style:family="table" style:master-page-name="Default">
      <style:table-properties table:display="true" style:writing-mode="lr-tb" tableooo:tab-color="#00cc33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text-properties fo:color="#ffffff"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ext-properties fo:color="#999999" fo:font-size="13pt" style:font-size-asian="13pt" style:font-size-complex="13pt"/>
    </style:style>
    <style:style style:name="ce6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99ff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opacity="100%" draw:opacity-name="Transparency_20_1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table table:name="Sheet2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2"/>
          <table:table-cell office:value-type="string">
            <text:p>La liste est doublement chainé et fermé</text:p>
          </table:table-cell>
          <table:table-cell table:number-columns-repeated="16"/>
          <table:table-cell table:style-name="Default" table:number-columns-repeated="5"/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Le pointeur de cette liste est toujours sur le sommet (tete de lecture)</text:p>
          </table:table-cell>
          <table:table-cell table:number-columns-repeated="16"/>
          <table:table-cell table:style-name="Default" table:number-columns-repeated="5"/>
          <table:table-cell table:number-columns-repeated="1000"/>
        </table:table-row>
        <table:table-row table:style-name="ro1">
          <table:table-cell table:number-columns-repeated="2"/>
          <table:table-cell>
            <draw:line table:end-cell-address="Sheet2.C4" table:end-x="0.13cm" table:end-y="0.194cm" draw:z-index="9" draw:style-name="gr1" draw:text-style-name="P1" svg:x1="0.099cm" svg:y1="0.746cm" svg:x2="0.13cm" svg:y2="0.215cm">
              <text:p/>
            </draw:line>
            <draw:line table:end-cell-address="Sheet2.J3" table:end-x="2.162cm" table:end-y="0.413cm" draw:z-index="11" draw:style-name="gr1" draw:text-style-name="P1" svg:x1="0.099cm" svg:y1="0.249cm" svg:x2="17.969cm" svg:y2="0.413cm">
              <text:p/>
            </draw:line>
          </table:table-cell>
          <table:table-cell table:number-columns-repeated="6"/>
          <table:table-cell>
            <draw:line table:end-cell-address="Sheet2.J4" table:end-x="2.195cm" table:end-y="0.395cm" draw:z-index="10" draw:style-name="gr1" draw:text-style-name="P1" svg:x1="2.195cm" svg:y1="0.947cm" svg:x2="2.195cm" svg:y2="0.413cm">
              <text:p/>
            </draw:line>
          </table:table-cell>
          <table:table-cell table:number-columns-repeated="9"/>
          <table:table-cell table:style-name="Default" table:number-columns-repeated="5"/>
          <table:table-cell table:number-columns-repeated="1000"/>
        </table:table-row>
        <table:table-row table:style-name="ro1">
          <table:table-cell/>
          <table:table-cell>
            <draw:rect table:end-cell-address="Sheet2.C6" table:end-x="0.679cm" table:end-y="0.327cm" draw:z-index="0" draw:style-name="gr2" draw:text-style-name="P1" svg:width="1.613cm" svg:height="1.269cm" svg:x="1.324cm" svg:y="0.161cm">
              <text:p/>
            </draw:rect>
          </table:table-cell>
          <table:table-cell/>
          <table:table-cell>
            <draw:rect table:end-cell-address="Sheet2.E6" table:end-x="0.616cm" table:end-y="0.491cm" draw:z-index="1" draw:style-name="gr2" draw:text-style-name="P1" svg:width="1.613cm" svg:height="1.269cm" svg:x="1.261cm" svg:y="0.325cm">
              <text:p/>
            </draw:rect>
          </table:table-cell>
          <table:table-cell/>
          <table:table-cell>
            <draw:rect table:end-cell-address="Sheet2.G6" table:end-x="0.487cm" table:end-y="0.392cm" draw:z-index="2" draw:style-name="gr2" draw:text-style-name="P1" svg:width="1.613cm" svg:height="1.268cm" svg:x="1.132cm" svg:y="0.227cm">
              <text:p/>
            </draw:rect>
          </table:table-cell>
          <table:table-cell/>
          <table:table-cell>
            <draw:rect table:end-cell-address="Sheet2.I6" table:end-x="0.487cm" table:end-y="0.392cm" draw:z-index="3" draw:style-name="gr2" draw:text-style-name="P1" svg:width="1.613cm" svg:height="1.268cm" svg:x="1.133cm" svg:y="0.227cm">
              <text:p/>
            </draw:rect>
          </table:table-cell>
          <table:table-cell/>
          <table:table-cell>
            <draw:rect table:end-cell-address="Sheet2.K6" table:end-x="0.582cm" table:end-y="0.46cm" draw:z-index="4" draw:style-name="gr2" draw:text-style-name="P1" svg:width="1.613cm" svg:height="1.268cm" svg:x="1.227cm" svg:y="0.295cm">
              <text:p/>
            </draw:rect>
          </table:table-cell>
          <table:table-cell table:number-columns-repeated="9"/>
          <table:table-cell table:style-name="Default" table:number-columns-repeated="5"/>
          <table:table-cell table:number-columns-repeated="1000"/>
        </table:table-row>
        <table:table-row table:style-name="ro1">
          <table:table-cell/>
          <table:table-cell office:value-type="float" office:value="5">
            <text:p>5</text:p>
          </table:table-cell>
          <table:table-cell>
            <draw:line table:end-cell-address="Sheet2.D5" table:end-x="1.259cm" table:end-y="0.404cm" draw:z-index="5" draw:style-name="gr1" draw:text-style-name="P1" svg:x1="0.647cm" svg:y1="0.373cm" svg:x2="3.517cm" svg:y2="0.404cm">
              <text:p/>
            </draw:line>
          </table:table-cell>
          <table:table-cell office:value-type="float" office:value="4">
            <text:p>4</text:p>
          </table:table-cell>
          <table:table-cell>
            <draw:line table:end-cell-address="Sheet2.F5" table:end-x="1.034cm" table:end-y="0.273cm" draw:z-index="6" draw:style-name="gr1" draw:text-style-name="P1" svg:x1="0.614cm" svg:y1="0.273cm" svg:x2="3.292cm" svg:y2="0.241cm">
              <text:p/>
            </draw:line>
          </table:table-cell>
          <table:table-cell office:value-type="float" office:value="1">
            <text:p>1</text:p>
          </table:table-cell>
          <table:table-cell>
            <draw:line table:end-cell-address="Sheet2.H5" table:end-x="1.131cm" table:end-y="0.173cm" draw:z-index="7" draw:style-name="gr1" draw:text-style-name="P1" svg:x1="0.453cm" svg:y1="0.173cm" svg:x2="3.389cm" svg:y2="0.141cm">
              <text:p/>
            </draw:line>
          </table:table-cell>
          <table:table-cell office:value-type="float" office:value="2">
            <text:p>2</text:p>
          </table:table-cell>
          <table:table-cell>
            <draw:line table:end-cell-address="Sheet2.J5" table:end-x="1.227cm" table:end-y="0.404cm" draw:z-index="8" draw:style-name="gr1" draw:text-style-name="P1" svg:x1="0.324cm" svg:y1="0.241cm" svg:x2="3.485cm" svg:y2="0.404cm">
              <text:p/>
            </draw:line>
          </table:table-cell>
          <table:table-cell office:value-type="float" office:value="3">
            <text:p>3</text:p>
          </table:table-cell>
          <table:table-cell office:value-type="string">
            <text:p><text:s text:c="7"/>← tete de lecture</text:p>
          </table:table-cell>
          <table:table-cell table:number-columns-repeated="8"/>
          <table:table-cell table:style-name="Default" table:number-columns-repeated="5"/>
          <table:table-cell table:number-columns-repeated="1000"/>
        </table:table-row>
        <table:table-row table:style-name="ro1" table:number-rows-repeated="3">
          <table:table-cell table:number-columns-repeated="19"/>
          <table:table-cell table:style-name="Default" table:number-columns-repeated="5"/>
          <table:table-cell table:number-columns-repeated="1000"/>
        </table:table-row>
        <table:table-row table:style-name="ro1">
          <table:table-cell/>
          <table:table-cell office:value-type="string">
            <text:p>L'algorythme claptrap 2 :</text:p>
          </table:table-cell>
          <table:table-cell table:number-columns-repeated="17"/>
          <table:table-cell table:style-name="Default" table:number-columns-repeated="5"/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- Inscrire sur chaque élément son poid !</text:p>
          </table:table-cell>
          <table:table-cell table:number-columns-repeated="16"/>
          <table:table-cell table:style-name="Default" table:number-columns-repeated="5"/>
          <table:table-cell table:number-columns-repeated="1000"/>
        </table:table-row>
        <table:table-row table:style-name="ro1">
          <table:table-cell table:number-columns-repeated="3"/>
          <table:table-cell office:value-type="string">
            <text:p>- Poid 2 = l'élément de gauche est plus grand, l'élément de droite est plus petit</text:p>
          </table:table-cell>
          <table:table-cell table:number-columns-repeated="15"/>
          <table:table-cell table:style-name="Default" table:number-columns-repeated="5"/>
          <table:table-cell table:number-columns-repeated="1000"/>
        </table:table-row>
        <table:table-row table:style-name="ro1">
          <table:table-cell table:number-columns-repeated="3"/>
          <table:table-cell office:value-type="string">
            <text:p>- Poid 1 = l'élément de gauche ou de droite ne correspond pas au critére descendant de trie</text:p>
          </table:table-cell>
          <table:table-cell table:number-columns-repeated="15"/>
          <table:table-cell table:style-name="Default" table:number-columns-repeated="5"/>
          <table:table-cell table:number-columns-repeated="1000"/>
        </table:table-row>
        <table:table-row table:style-name="ro1">
          <table:table-cell table:number-columns-repeated="3"/>
          <table:table-cell office:value-type="string">
            <text:p>- Poid 0 = l'élément gauche est plus petit, l'élément droite est plus grand</text:p>
          </table:table-cell>
          <table:table-cell table:number-columns-repeated="15"/>
          <table:table-cell table:style-name="Default" table:number-columns-repeated="5"/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- Chercher l'élément à 0 le plus proche, ou à 1 et le replacer</text:p>
          </table:table-cell>
          <table:table-cell table:number-columns-repeated="16"/>
          <table:table-cell table:style-name="Default" table:number-columns-repeated="5"/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- Recalculer les poid et recommencer</text:p>
          </table:table-cell>
          <table:table-cell table:number-columns-repeated="16"/>
          <table:table-cell table:style-name="Default" table:number-columns-repeated="5"/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- Si tout les poid sont à 2 la liste est trié et prête pour un rotate final</text:p>
          </table:table-cell>
          <table:table-cell table:number-columns-repeated="16"/>
          <table:table-cell table:style-name="Default" table:number-columns-repeated="5"/>
          <table:table-cell table:number-columns-repeated="1000"/>
        </table:table-row>
        <table:table-row table:style-name="ro1">
          <table:table-cell table:number-columns-repeated="19"/>
          <table:table-cell table:style-name="Default" table:number-columns-repeated="5"/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- Pour replacer un nombre on pratique un swap ou un push b - push a en fonction de la distance à parcourir</text:p>
          </table:table-cell>
          <table:table-cell table:number-columns-repeated="16"/>
          <table:table-cell table:style-name="Default" table:number-columns-repeated="5"/>
          <table:table-cell table:number-columns-repeated="1000"/>
        </table:table-row>
        <table:table-row table:style-name="ro2">
          <table:table-cell table:number-columns-repeated="2"/>
          <table:table-cell office:value-type="string">
            <text:p>- On replace un poid pret de l'élément 2 le plus proche, ou 1 ou 0 <text:span text:style-name="T1">(</text:span>dans cet ordre<text:span text:style-name="T1">)</text:span></text:p>
          </table:table-cell>
          <table:table-cell table:number-columns-repeated="16"/>
          <table:table-cell table:style-name="Default" table:number-columns-repeated="5"/>
          <table:table-cell table:number-columns-repeated="1000"/>
        </table:table-row>
        <table:table-row table:style-name="ro1">
          <table:table-cell/>
          <table:table-cell office:value-type="string">
            <text:p>poid</text:p>
          </table:table-cell>
          <table:table-cell table:number-columns-repeated="5" office:value-type="float" office:value="2">
            <text:p>2</text:p>
          </table:table-cell>
          <table:table-cell table:number-columns-repeated="12"/>
          <table:table-cell table:style-name="Default" table:number-columns-repeated="5"/>
          <table:table-cell table:number-columns-repeated="1000"/>
        </table:table-row>
        <table:table-row table:style-name="ro1">
          <table:table-cell/>
          <table:table-cell office:value-type="string">
            <text:p>elemen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2"/>
          <table:table-cell table:style-name="Default" table:number-columns-repeated="5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 table:number-columns-repeated="5"/>
          <table:table-cell table:number-columns-repeated="1000"/>
        </table:table-row>
        <table:table-row table:style-name="ro1">
          <table:table-cell/>
          <table:table-cell office:value-type="string">
            <text:p>L'algorythme quicksort :</text:p>
          </table:table-cell>
          <table:table-cell table:number-columns-repeated="17"/>
          <table:table-cell table:style-name="Default" table:number-columns-repeated="5"/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- Chaque élement possède une indication trié ou non</text:p>
          </table:table-cell>
          <table:table-cell table:number-columns-repeated="16"/>
          <table:table-cell table:style-name="Default" table:number-columns-repeated="5"/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- On lit depuis le premier élément non trié jusqu'au dernier ou un tour de complet de boucle</text:p>
          </table:table-cell>
          <table:table-cell table:number-columns-repeated="16"/>
          <table:table-cell table:style-name="Default" table:number-columns-repeated="5"/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- On enregistre ainsi le point de départ et de fin de liste, on trouve l'élément représentant le milieux de cette liste</text:p>
          </table:table-cell>
          <table:table-cell table:number-columns-repeated="16"/>
          <table:table-cell table:style-name="Default" table:number-columns-repeated="5"/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- On démarre le trie en sortant les élément plus petit jusqu'a le rencontrer, puis on réinsére ces élément </text:p>
          </table:table-cell>
          <table:table-cell table:number-columns-repeated="16"/>
          <table:table-cell table:style-name="Default" table:number-columns-repeated="5"/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- Enfin on retourne en arrière pour insérer les élément plus grand à gauche du pivot</text:p>
          </table:table-cell>
          <table:table-cell table:number-columns-repeated="16"/>
          <table:table-cell table:style-name="Default" table:number-columns-repeated="5"/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- On recommence l'opération de découverte de liste</text:p>
          </table:table-cell>
          <table:table-cell table:number-columns-repeated="16"/>
          <table:table-cell table:style-name="Default" table:number-columns-repeated="5"/>
          <table:table-cell table:number-columns-repeated="1000"/>
        </table:table-row>
        <table:table-row table:style-name="ro1">
          <table:table-cell table:number-columns-repeated="19"/>
          <table:table-cell table:style-name="Default" table:number-columns-repeated="5"/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- Si une liste n'a que 3 élément il faut appliquer des swap</text:p>
          </table:table-cell>
          <table:table-cell table:number-columns-repeated="16"/>
          <table:table-cell table:style-name="Default" table:number-columns-repeated="5"/>
          <table:table-cell table:number-columns-repeated="1000"/>
        </table:table-row>
        <table:table-row table:style-name="ro1" table:number-rows-repeated="3">
          <table:table-cell table:number-columns-repeated="19"/>
          <table:table-cell table:style-name="Default" table:number-columns-repeated="5"/>
          <table:table-cell table:number-columns-repeated="1000"/>
        </table:table-row>
        <table:table-row table:style-name="ro1">
          <table:table-cell/>
          <table:table-cell office:value-type="string">
            <text:p>Chaque algorythme copie la stack A pour éxécuter la résolution en enregistrant l'historique des mouvement</text:p>
          </table:table-cell>
          <table:table-cell table:number-columns-repeated="17"/>
          <table:table-cell table:style-name="Default" table:number-columns-repeated="5"/>
          <table:table-cell table:number-columns-repeated="1000"/>
        </table:table-row>
        <table:table-row table:style-name="ro1">
          <table:table-cell/>
          <table:table-cell office:value-type="string">
            <text:p>A la fin le plus petit score est affiché comme algorythme choisis</text:p>
          </table:table-cell>
          <table:table-cell table:number-columns-repeated="17"/>
          <table:table-cell table:style-name="Default" table:number-columns-repeated="5"/>
          <table:table-cell table:number-columns-repeated="1000"/>
        </table:table-row>
        <table:table-row table:style-name="ro1">
          <table:table-cell table:number-columns-repeated="19"/>
          <table:table-cell table:style-name="Default" table:number-columns-repeated="5"/>
          <table:table-cell table:number-columns-repeated="1000"/>
        </table:table-row>
        <table:table-row table:style-name="ro1">
          <table:table-cell/>
          <table:table-cell table:style-name="Default" table:number-columns-repeated="11"/>
          <table:table-cell table:number-columns-repeated="7"/>
          <table:table-cell table:style-name="Default" table:number-columns-repeated="5"/>
          <table:table-cell table:number-columns-repeated="1000"/>
        </table:table-row>
        <table:table-row table:style-name="ro1" table:number-rows-repeated="4">
          <table:table-cell table:number-columns-repeated="19"/>
          <table:table-cell table:style-name="Default" table:number-columns-repeated="5"/>
          <table:table-cell table:number-columns-repeated="1000"/>
        </table:table-row>
        <table:table-row table:style-name="ro1" table:number-rows-repeated="5">
          <table:table-cell table:number-columns-repeated="20"/>
          <table:table-cell table:style-name="Default" table:number-columns-repeated="4"/>
          <table:table-cell table:number-columns-repeated="100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 table:print="false"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Attribuer le poid de distance à tous les éléments</text:p>
          </table:table-cell>
          <table:table-cell table:number-columns-repeated="6"/>
          <table:table-cell table:style-name="ce5"/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-</text:p>
          </table:table-cell>
          <table:table-cell office:value-type="string">
            <text:p>La distance est :</text:p>
          </table:table-cell>
          <table:table-cell/>
          <table:table-cell office:value-type="string">
            <text:p>le nombre de mouvement pour replacer cet élémen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Attribuer une action au éléments qui en ont beso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-</text:p>
          </table:table-cell>
          <table:table-cell office:value-type="string">
            <text:p>action :</text:p>
          </table:table-cell>
          <table:table-cell office:value-type="string">
            <text:p>swap, pushb, pusha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nb :</text:p>
          </table:table-cell>
          <table:table-cell office:value-type="string">
            <text:p>swap prioritaire sur pus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alcule les action après un push (a cause des swap)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avant un déplacement, regardé ou est le pusha le plus proche pour préparer la liste pushb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ETAPE 1</text:p>
          </table:table-cell>
          <table:table-cell/>
          <table:table-cell office:value-type="string">
            <text:p>POID DE GROUPE, CAPITAL POUR LALGO !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ette methode va permetre de construire la plus grande liste possible en incluant des trou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a l'intérieur, comme dans cet exemple, les element bleu représente la plus grande liste possibl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0">
            <text:p>20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00">
            <text:p>10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Voici la procédure pour construire cette liste :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- Mettre le poid de groupe a 0 pour chaque éléments avant to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- Etape 1:</text:p>
          </table:table-cell>
          <table:table-cell office:value-type="string">
            <text:p>Début de boucle →</text:p>
          </table:table-cell>
          <table:table-cell table:number-columns-repeated="10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>
            <text:p>- Etape 2: </text:p>
          </table:table-cell>
          <table:table-cell office:value-type="string">
            <text:p>Attribué un poid de 1 à toute liste cohérante ayant pour valeur de début un élément plus petit que x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Au premier passage, x = la valeur la plsu grande de la liste + 1 (toutes liste donc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Au passage suivant, x = la valeur minimal de la liste ayant e poid de groupe 2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>
            <text:p>- Break si aucune valeur de 1 n'a était attribué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- Etape 3: </text:p>
          </table:table-cell>
          <table:table-cell office:value-type="string">
            <text:p>Identifier la plus grande liste de 1 et la passer à 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- Etape 4:</text:p>
          </table:table-cell>
          <table:table-cell office:value-type="string">
            <text:p>Passer à 0 tous les poid à 1 restant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- Etape 5:</text:p>
          </table:table-cell>
          <table:table-cell office:value-type="string">
            <text:p>Changer la valeur de x pour la valeur minimal de la liste au poid de groupe 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ETAPE 2</text:p>
          </table:table-cell>
          <table:table-cell/>
          <table:table-cell office:value-type="string">
            <text:p>ATTRIBUTION DES ACTIONS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ette étape attribue l'action à effectué lorsque l'on tombe sur cet élément, les actions sont :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-</text:p>
          </table:table-cell>
          <table:table-cell office:value-type="string">
            <text:p>swap, pushb, pusha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Priorité des actions :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-</text:p>
          </table:table-cell>
          <table:table-cell office:value-type="string">
            <text:p>Le push en premier, car cela peux éviter un swap comme dans cet exemple :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style-name="ce3" office:value-type="string">
            <text:p>ACTION</text:p>
          </table:table-cell>
          <table:table-cell table:style-name="ce3" table:number-columns-repeated="3"/>
          <table:table-cell table:style-name="ce3" office:value-type="string">
            <text:p>sa</text:p>
          </table:table-cell>
          <table:table-cell table:style-name="ce3" office:value-type="string">
            <text:p>pb</text:p>
          </table:table-cell>
          <table:table-cell table:style-name="ce3"/>
          <table:table-cell table:style-name="ce3" office:value-type="string">
            <text:p>sa, pb</text:p>
          </table:table-cell>
          <table:table-cell table:style-name="ce3"/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style-name="ce2" office:value-type="float" office:value="50">
            <text:p>5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0">
            <text:p>20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80">
            <text:p>80</text:p>
          </table:table-cell>
          <table:table-cell table:style-name="ce7" office:value-type="float" office:value="25">
            <text:p>25</text:p>
          </table:table-cell>
          <table:table-cell table:style-name="ce8" office:value-type="float" office:value="100">
            <text:p>100</text:p>
          </table:table-cell>
          <table:table-cell table:style-name="ce9"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office:value-type="string">
            <text:p>En jaune, le 25 nécéssite un swap pour prendre la place du 100, une action de swap est donc placé sur l'élément 10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office:value-type="string">
            <text:p>L'élément 100 à besoin d'un pushb pour rejoindre sa place qui est plus loin que le champ d'un swap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office:value-type="string">
            <text:p>Il possède donc les deux action. Le push sera prioritaire car il évitera le swap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Attribution du pusha après un pushb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-</text:p>
          </table:table-cell>
          <table:table-cell office:value-type="string">
            <text:p>Lorsque l'on fais un pushb pour trié un élément, il faut calculer son emplacement futur et indiquer pusha sur l'élément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office:value-type="string">
            <text:p>ACTION</text:p>
          </table:table-cell>
          <table:table-cell table:style-name="ce3" table:number-columns-repeated="3"/>
          <table:table-cell table:style-name="ce3" office:value-type="string">
            <text:p>sa</text:p>
          </table:table-cell>
          <table:table-cell table:style-name="ce3" table:number-columns-repeated="2"/>
          <table:table-cell table:style-name="ce3" office:value-type="string">
            <text:p>sa, pb</text:p>
          </table:table-cell>
          <table:table-cell table:style-name="ce3" office:value-type="string">
            <text:p>Pa(80)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2" office:value-type="float" office:value="50">
            <text:p>5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0">
            <text:p>20</text:p>
          </table:table-cell>
          <table:table-cell table:style-name="ce6" office:value-type="float" office:value="35">
            <text:p>35</text:p>
          </table:table-cell>
          <table:table-cell table:style-name="ce6"/>
          <table:table-cell table:style-name="ce7" office:value-type="float" office:value="25">
            <text:p>25</text:p>
          </table:table-cell>
          <table:table-cell table:style-name="ce8" office:value-type="float" office:value="100">
            <text:p>100</text:p>
          </table:table-cell>
          <table:table-cell table:style-name="ce9"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>
            <text:p>- Après avoir sorti le 80, on indique sur le 5 qu'il faudra un pusha de l'élément 8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IMPORTANT MOUVEMENT :</text:p>
          </table:table-cell>
          <table:table-cell table:number-columns-repeated="2"/>
          <table:table-cell office:value-type="string">
            <text:p>Avant de se déplacer, regarder ou est le pa(x) le plus proch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-</text:p>
          </table:table-cell>
          <table:table-cell office:value-type="string">
            <text:p>Si la tête de lecture de b n'est pas ce x, alors faire une rotation sur b en même temps que les déplacement</text:p>
          </table:table-cell>
          <table:table-cell table:number-columns-repeated="1017"/>
        </table:table-row>
        <table:table-row table:style-name="ro1" table:number-rows-repeated="8">
          <table:table-cell table:number-columns-repeated="1024"/>
        </table:table-row>
        <table:table-row table:style-name="ro3">
          <table:table-cell/>
          <table:table-cell office:value-type="string">
            <text:p>ps_cp_evalParty → attribue à chaque élément constituant la liste la plus grande, la valeur de 3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>
            <text:p>(ps) 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ptr :</text:p>
          </table:table-cell>
          <table:table-cell table:number-columns-repeated="1020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opacity draw:name="Transparency_20_1" draw:display-name="Transparency 1" draw:style="radial" draw:cx="50%" draw:cy="50%" draw:start="100%" draw:end="0%" draw:border="0%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20/04/2016</text:date>, <text:time>10:4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LINHARDT</meta:initial-creator>
    <meta:creation-date>2016-04-16T04:25:41</meta:creation-date>
    <meta:generator>OpenOffice/4.1.2$Unix OpenOffice.org_project/412m3$Build-9782</meta:generator>
    <dc:date>2016-04-20T10:48:56</dc:date>
    <dc:creator>Michael LINHARDT</dc:creator>
    <meta:editing-duration>PT19H31M43S</meta:editing-duration>
    <meta:editing-cycles>14</meta:editing-cycles>
    <meta:document-statistic meta:table-count="2" meta:cell-count="137" meta:object-count="12"/>
  </office:meta>
</office:document-meta>
</file>